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40">
      <style:text-properties fo:font-variant="normal" fo:text-transform="none" fo:color="#196b67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 style:parent-style-name="Graphics">
      <style:graphic-properties draw:fill="none" draw:stroke="none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Bahnschrift Light" style:font-family-complex="Cascadia Code" style:font-family-generic="swiss" style:font-family-generic-complex="modern" style:font-pitch="variable" style:font-pitch-complex="fixed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4" style:parent-style-name="Graphics">
      <style:graphic-properties draw:fill="none" draw:stroke="none"/>
    </style:style>
    <style:style style:family="text" style:name="a345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196b67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Bahnschrift Light" style:font-family-generic="swiss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draw:style-name="a336" draw:name="Picture 7" svg:x="0in" svg:y="0in" svg:width="13.33333in" svg:height="7.5in" style:rel-width="scale" style:rel-height="scale">
          <draw:image xlink:href="media/image1.png" xlink:type="simple" xlink:show="embed" xlink:actuate="onLoad"/>
          <svg:title/>
          <svg:desc>A black and white image of a person's face

Description automatically generated with low confidence</svg:desc>
        </draw:frame>
        <draw:frame draw:id="id64" draw:style-name="a342" draw:name="TextBox 8" svg:x="2.30556in" svg:y="2.50462in" svg:width="8.72222in" svg:height="2.49076in">
          <draw:text-box>
            <text:p text:style-name="a338" text:class-names="" text:cond-style-name=""><text:span text:style-name="a337" text:class-names="">Nikoletos-K</text:span></text:p>
            <text:p text:style-name="a341" text:class-names="" text:cond-style-name=""><text:span text:style-name="a339" text:class-names="">AI Researcher</text:span><text:span text:style-name="a340" text:class-names=""/></text:p>
          </draw:text-box>
          <svg:title/>
          <svg:desc/>
        </draw:frame>
      </draw:page>
      <draw:page draw:name="Slide3" draw:style-name="a343" draw:master-page-name="Master1-Layout1-title-Title-Slide" presentation:presentation-page-layout-name="Master1-PPL1" draw:id="Slide-258">
        <draw:frame draw:id="id65" draw:style-name="a344" draw:name="Picture 7" svg:x="0in" svg:y="0in" svg:width="13.33333in" svg:height="7.5in" style:rel-width="scale" style:rel-height="scale">
          <draw:image xlink:href="media/image1.png" xlink:type="simple" xlink:show="embed" xlink:actuate="onLoad"/>
          <svg:title/>
          <svg:desc>A black and white image of a person's face

Description automatically generated with low confidence</svg:desc>
        </draw:frame>
        <draw:frame draw:id="id66" draw:style-name="a348" draw:name="TextBox 8" svg:x="2.10898in" svg:y="2.90633in" svg:width="8.72222in" svg:height="1.00977in">
          <draw:text-box>
            <text:p text:style-name="a347" text:class-names="" text:cond-style-name=""><text:span text:style-name="a345" text:class-names="">AI takeOver</text:span><text:span text:style-name="a346" text:class-names=""/></text:p>
          </draw:text-box>
          <svg:title/>
          <svg:desc/>
        </draw:frame>
      </draw:page>
      <draw:page draw:name="Slide2" draw:style-name="a349" draw:master-page-name="Master1-Layout2-obj-Title-and-Content" presentation:presentation-page-layout-name="Master1-PPL2" draw:id="Slide-257">
        <draw:frame draw:id="id67" presentation:style-name="a35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5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-Dec-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8-Dec-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-Dec-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8-Dec-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8-Dec-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-Dec-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8-Dec-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8-Dec-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8-Dec-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-Dec-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8-Dec-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8-Dec-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Konstantinos Nikoletos</meta:initial-creator>
    <dc:creator>Konstantinos Nikoletos</dc:creator>
    <meta:creation-date>2022-11-02T10:52:25Z</meta:creation-date>
    <dc:date>2022-12-28T16:32:07Z</dc:date>
    <meta:editing-cycles>3</meta:editing-cycles>
    <meta:editing-duration>PT7519S</meta:editing-duration>
    <meta:document-statistic meta:paragraph-count="3" meta:word-count="5"/>
  </office:meta>
</office:document-meta>
</file>